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#b4c7d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Times" fo:font-size="14pt" officeooo:rsid="0018533b" officeooo:paragraph-rsid="0018533b"/>
    </style:style>
    <style:style style:name="P2" style:family="paragraph" style:parent-style-name="Table_20_Contents">
      <style:paragraph-properties fo:text-align="center" style:justify-single-word="false"/>
      <style:text-properties style:font-name="Times" fo:font-size="14pt"/>
    </style:style>
    <style:style style:name="P3" style:family="paragraph" style:parent-style-name="Table_20_Contents">
      <style:paragraph-properties fo:text-align="center" style:justify-single-word="false"/>
      <style:text-properties style:font-name="Times" fo:font-size="18pt" fo:font-weight="bold" officeooo:rsid="0018533b" officeooo:paragraph-rsid="0018533b" style:font-weight-asian="bold" style:font-weight-complex="bold"/>
    </style:style>
    <style:style style:name="T1" style:family="text">
      <style:text-properties officeooo:rsid="0018533b"/>
    </style:style>
    <style:style style:name="T2" style:family="text">
      <style:text-properties officeooo:rsid="0019b9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leLine94094382128096">
          <table:table-cell table:style-name="Tabela1.A1" office:value-type="string">
            <text:p text:style-name="P3">Comando</text:p>
          </table:table-cell>
          <table:table-cell table:style-name="Tabela1.B1" office:value-type="string">
            <text:p text:style-name="P3">Significado</text:p>
          </table:table-cell>
        </table:table-row>
        <table:table-row table:style-name="TableLine94094382128096">
          <table:table-cell table:style-name="Tabela1.A17" office:value-type="string">
            <text:p text:style-name="P1"><text:span text:style-name="T2">C</text:span>omando &gt; arquivo</text:p>
          </table:table-cell>
          <table:table-cell table:style-name="Tabela1.B17" office:value-type="string">
            <text:p text:style-name="P1">Redireciona a saida padrão para um arquivo</text:p>
          </table:table-cell>
        </table:table-row>
        <table:table-row table:style-name="TableLine94094382128096">
          <table:table-cell table:style-name="Tabela1.A16" office:value-type="string">
            <text:p text:style-name="P1"><text:span text:style-name="T2">c</text:span>omando &gt;&gt; arquivo</text:p>
          </table:table-cell>
          <table:table-cell table:style-name="Tabela1.B16" office:value-type="string">
            <text:p text:style-name="P1">Anexa saida padrão a um arquivo</text:p>
          </table:table-cell>
        </table:table-row>
        <table:table-row table:style-name="TableLine94094382128096">
          <table:table-cell table:style-name="Tabela1.A17" office:value-type="string">
            <text:p text:style-name="P1"><text:span text:style-name="T2">c</text:span>omando &lt; arquivo</text:p>
          </table:table-cell>
          <table:table-cell table:style-name="Tabela1.B17" office:value-type="string">
            <text:p text:style-name="P1">Redireciona a entrada padrão de um arquivo</text:p>
          </table:table-cell>
        </table:table-row>
        <table:table-row table:style-name="TableLine94094382128096">
          <table:table-cell table:style-name="Tabela1.A16" office:value-type="string">
            <text:p text:style-name="P1"><text:span text:style-name="T2">c</text:span>omando1 | comando2</text:p>
          </table:table-cell>
          <table:table-cell table:style-name="Tabela1.B16" office:value-type="string">
            <text:p text:style-name="P1">Canaliza a saida do comando1 para a entrada do comando2</text:p>
          </table:table-cell>
        </table:table-row>
        <table:table-row table:style-name="TableLine94094382128096">
          <table:table-cell table:style-name="Tabela1.A17" office:value-type="string">
            <text:p text:style-name="P1"><text:span text:style-name="T2">c</text:span>at arquivo1 arquivo2 &gt; arquivo0</text:p>
          </table:table-cell>
          <table:table-cell table:style-name="Tabela1.B17" office:value-type="string">
            <text:p text:style-name="P1">Concatena arquivo1 e arquivo2 em arquivo2</text:p>
          </table:table-cell>
        </table:table-row>
        <table:table-row table:style-name="TableLine94094382128096">
          <table:table-cell table:style-name="Tabela1.A16" office:value-type="string">
            <text:p text:style-name="P1"><text:span text:style-name="T2">s</text:span>ort</text:p>
          </table:table-cell>
          <table:table-cell table:style-name="Tabela1.B16" office:value-type="string">
            <text:p text:style-name="P1">Ordena dados</text:p>
          </table:table-cell>
        </table:table-row>
        <table:table-row table:style-name="TableLine94094382128096">
          <table:table-cell table:style-name="Tabela1.A17" office:value-type="string">
            <text:p text:style-name="P1"><text:span text:style-name="T2">w</text:span>ho </text:p>
          </table:table-cell>
          <table:table-cell table:style-name="Tabela1.B17" office:value-type="string">
            <text:p text:style-name="P1">Lista os usuarios atualmente logados</text:p>
          </table:table-cell>
        </table:table-row>
        <table:table-row table:style-name="TableLine94094382128096">
          <table:table-cell table:style-name="Tabela1.A17" office:value-type="string">
            <text:p text:style-name="P1"><text:span text:style-name="T2">l</text:span>s -lag</text:p>
          </table:table-cell>
          <table:table-cell table:style-name="Tabela1.B17" office:value-type="string">
            <text:p text:style-name="P1">Lista direitos de acesso para todos os arquivos</text:p>
          </table:table-cell>
        </table:table-row>
        <table:table-row table:style-name="TableLine94094382128096">
          <table:table-cell table:style-name="Tabela1.A16" office:value-type="string">
            <text:p text:style-name="P1">chmod[options] arquivo</text:p>
          </table:table-cell>
          <table:table-cell table:style-name="Tabela1.B16" office:value-type="string">
            <text:p text:style-name="P1">Altera o diretorio de acesso para os arquivo nomeado</text:p>
          </table:table-cell>
        </table:table-row>
        <table:table-row table:style-name="TableLine94094382128096">
          <table:table-cell table:style-name="Tabela1.A17" office:value-type="string">
            <text:p text:style-name="P1"><text:span text:style-name="T2">c</text:span>omando &amp;</text:p>
          </table:table-cell>
          <table:table-cell table:style-name="Tabela1.B17" office:value-type="string">
            <text:p text:style-name="P1">Executa o comando em segundo plano</text:p>
          </table:table-cell>
        </table:table-row>
        <table:table-row table:style-name="TableLine94094382128096">
          <table:table-cell table:style-name="Tabela1.A16" office:value-type="string">
            <text:p text:style-name="P2">^<text:span text:style-name="T1">C</text:span></text:p>
          </table:table-cell>
          <table:table-cell table:style-name="Tabela1.B16" office:value-type="string">
            <text:p text:style-name="P1">Elimina o trabalho em execução em primeiro plano</text:p>
          </table:table-cell>
        </table:table-row>
        <table:table-row table:style-name="TableLine94094382128096">
          <table:table-cell table:style-name="Tabela1.A17" office:value-type="string">
            <text:p text:style-name="P1">^Z</text:p>
          </table:table-cell>
          <table:table-cell table:style-name="Tabela1.B17" office:value-type="string">
            <text:p text:style-name="P1">Suspende o trabalho em execução em primeiro plano</text:p>
          </table:table-cell>
        </table:table-row>
        <table:table-row table:style-name="TableLine94094382128096">
          <table:table-cell table:style-name="Tabela1.A16" office:value-type="string">
            <text:p text:style-name="P1"><text:span text:style-name="T2">b</text:span>g</text:p>
          </table:table-cell>
          <table:table-cell table:style-name="Tabela1.B16" office:value-type="string">
            <text:p text:style-name="P1">Retorna processos que estão suspensos</text:p>
          </table:table-cell>
        </table:table-row>
        <table:table-row table:style-name="TableLine94094382128096">
          <table:table-cell table:style-name="Tabela1.A17" office:value-type="string">
            <text:p text:style-name="P1"><text:span text:style-name="T2">j</text:span>obs </text:p>
          </table:table-cell>
          <table:table-cell table:style-name="Tabela1.B17" office:value-type="string">
            <text:p text:style-name="P1">lista processos suspensos e em segundo plano</text:p>
          </table:table-cell>
        </table:table-row>
        <table:table-row table:style-name="TableLine94094382128096">
          <table:table-cell table:style-name="Tabela1.A16" office:value-type="string">
            <text:p text:style-name="P1"><text:span text:style-name="T2">f</text:span>g %1</text:p>
          </table:table-cell>
          <table:table-cell table:style-name="Tabela1.B16" office:value-type="string">
            <text:p text:style-name="P1">Encerra o primeiro processo suspenso</text:p>
          </table:table-cell>
        </table:table-row>
        <table:table-row table:style-name="TableLine94094382128096">
          <table:table-cell table:style-name="Tabela1.A17" office:value-type="string">
            <text:p text:style-name="P1"><text:span text:style-name="T2">k</text:span>ill%1</text:p>
          </table:table-cell>
          <table:table-cell table:style-name="Tabela1.B17" office:value-type="string">
            <text:p text:style-name="P1">Encerra o primeiro processo suspenso</text:p>
          </table:table-cell>
        </table:table-row>
        <table:table-row table:style-name="TableLine94094382128096">
          <table:table-cell table:style-name="Tabela1.A18" office:value-type="string">
            <text:p text:style-name="P1"><text:span text:style-name="T2">p</text:span>s</text:p>
          </table:table-cell>
          <table:table-cell table:style-name="Tabela1.B18" office:value-type="string">
            <text:p text:style-name="P1">Lista os processos atuais</text:p>
          </table:table-cell>
        </table:table-row>
        <table:table-row table:style-name="TableLine94094382128096">
          <table:table-cell table:style-name="Tabela1.A19" office:value-type="string">
            <text:p text:style-name="P1"><text:span text:style-name="T2">k</text:span>ill 26152</text:p>
          </table:table-cell>
          <table:table-cell table:style-name="Tabela1.B19" office:value-type="string">
            <text:p text:style-name="P1">Encerra o processo de numero 2615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7-20T10:39:48.541329438</dc:date>
    <meta:editing-duration>PT2M26S</meta:editing-duration>
    <meta:editing-cycles>1</meta:editing-cycles>
    <meta:document-statistic meta:table-count="1" meta:image-count="0" meta:object-count="0" meta:page-count="1" meta:paragraph-count="38" meta:word-count="151" meta:character-count="902" meta:non-whitespace-character-count="787"/>
  </office:meta>
</office:document-meta>
</file>